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Holder.Modul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Holder.ModuleHolder( String name ,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Holder.ModuleHolder( String name , Configuration config , InputModul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